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宋体" svg:font-family="宋体" style:font-family-generic="roman" style:font-pitch="variable"/>
    <style:font-face style:name="宋体1" svg:font-family="宋体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automatic-styles>
    <style:style style:name="表格1" style:family="table">
      <style:table-properties style:width="18.754cm" fo:margin-left="0cm" fo:margin-top="0cm" fo:margin-bottom="0cm" table:align="left" style:writing-mode="lr-tb"/>
    </style:style>
    <style:style style:name="表格1.A" style:family="table-column">
      <style:table-column-properties style:column-width="3.242cm"/>
    </style:style>
    <style:style style:name="表格1.B" style:family="table-column">
      <style:table-column-properties style:column-width="6.01cm"/>
    </style:style>
    <style:style style:name="表格1.C" style:family="table-column">
      <style:table-column-properties style:column-width="3.5cm"/>
    </style:style>
    <style:style style:name="表格1.D" style:family="table-column">
      <style:table-column-properties style:column-width="3cm"/>
    </style:style>
    <style:style style:name="表格1.E" style:family="table-column">
      <style:table-column-properties style:column-width="3.002cm"/>
    </style:style>
    <style:style style:name="表格1.1" style:family="table-row">
      <style:table-row-properties fo:keep-together="auto"/>
    </style:style>
    <style:style style:name="表格1.A1" style:family="table-cell">
      <style:table-cell-properties fo:background-color="#edede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A2" style:family="table-cell">
      <style:table-cell-properties fo:padding-left="0.191cm" fo:padding-right="0.191cm" fo:padding-top="0cm" fo:padding-bottom="0cm" fo:border-left="0.5pt solid #000000" fo:border-right="0.5pt dotted #000000" fo:border-top="0.5pt solid #000000" fo:border-bottom="0.5pt dotted #000000" style:writing-mode="lr-tb"/>
    </style:style>
    <style:style style:name="表格1.B2" style:family="table-cell">
      <style:table-cell-properties fo:padding-left="0.191cm" fo:padding-right="0.191cm" fo:padding-top="0cm" fo:padding-bottom="0cm" fo:border-left="0.5pt dotted #000000" fo:border-right="0.5pt solid #000000" fo:border-top="0.5pt solid #000000" fo:border-bottom="0.5pt dotted #000000" style:writing-mode="lr-tb"/>
    </style:style>
    <style:style style:name="表格1.A3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3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4" style:family="table-cell">
      <style:table-cell-properties style:vertical-align="middle"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4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C4" style:family="table-cell">
      <style:table-cell-properties style:vertical-align="middle"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5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5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C5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D5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E5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B6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B7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8" style:family="table-cell">
      <style:table-cell-properties style:vertical-align="middle" fo:padding-left="0.191cm" fo:padding-right="0.191cm" fo:padding-top="0cm" fo:padding-bottom="0cm" fo:border-left="0.5pt solid #000000" fo:border-right="0.5pt dotted #000000" fo:border-top="0.5pt dotted #000000" fo:border-bottom="0.5pt solid #000000" style:writing-mode="lr-tb"/>
    </style:style>
    <style:style style:name="表格1.B8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solid #000000" style:writing-mode="lr-tb"/>
    </style:style>
    <style:style style:name="表格1.A10" style:family="table-cell">
      <style:table-cell-properties fo:padding-left="0.191cm" fo:padding-right="0.191cm" fo:padding-top="0cm" fo:padding-bottom="0cm" fo:border-left="0.5pt solid #000000" fo:border-right="0.5pt dotted #000000" fo:border-top="0.5pt solid #000000" fo:border-bottom="0.5pt dotted #000000" style:writing-mode="lr-tb"/>
    </style:style>
    <style:style style:name="表格1.B10" style:family="table-cell">
      <style:table-cell-properties fo:padding-left="0.191cm" fo:padding-right="0.191cm" fo:padding-top="0cm" fo:padding-bottom="0cm" fo:border-left="0.5pt dotted #000000" fo:border-right="0.5pt solid #000000" fo:border-top="0.5pt solid #000000" fo:border-bottom="0.5pt dotted #000000" style:writing-mode="lr-tb"/>
    </style:style>
    <style:style style:name="表格1.A11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11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12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12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13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13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14" style:family="table-row">
      <style:table-row-properties style:min-row-height="2.399cm" fo:keep-together="auto"/>
    </style:style>
    <style:style style:name="表格1.B14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B15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solid #000000" style:writing-mode="lr-tb"/>
    </style:style>
    <style:style style:name="表格1.B16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solid #000000" style:writing-mode="lr-tb"/>
    </style:style>
    <style:style style:name="表格1" style:family="table">
      <style:table-properties style:width="18.754cm" fo:margin-left="0cm" fo:margin-top="0cm" fo:margin-bottom="0cm" table:align="left" style:writing-mode="lr-tb"/>
    </style:style>
    <style:style style:name="表格1.A" style:family="table-column">
      <style:table-column-properties style:column-width="3.242cm"/>
    </style:style>
    <style:style style:name="表格1.B" style:family="table-column">
      <style:table-column-properties style:column-width="6.01cm"/>
    </style:style>
    <style:style style:name="表格1.C" style:family="table-column">
      <style:table-column-properties style:column-width="3.5cm"/>
    </style:style>
    <style:style style:name="表格1.D" style:family="table-column">
      <style:table-column-properties style:column-width="3cm"/>
    </style:style>
    <style:style style:name="表格1.E" style:family="table-column">
      <style:table-column-properties style:column-width="3.002cm"/>
    </style:style>
    <style:style style:name="表格1.1" style:family="table-row">
      <style:table-row-properties fo:keep-together="auto"/>
    </style:style>
    <style:style style:name="表格1.A1" style:family="table-cell">
      <style:table-cell-properties fo:background-color="#edede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A2" style:family="table-cell">
      <style:table-cell-properties fo:padding-left="0.191cm" fo:padding-right="0.191cm" fo:padding-top="0cm" fo:padding-bottom="0cm" fo:border-left="0.5pt solid #000000" fo:border-right="0.5pt dotted #000000" fo:border-top="0.5pt solid #000000" fo:border-bottom="0.5pt dotted #000000" style:writing-mode="lr-tb"/>
    </style:style>
    <style:style style:name="表格1.B2" style:family="table-cell">
      <style:table-cell-properties fo:padding-left="0.191cm" fo:padding-right="0.191cm" fo:padding-top="0cm" fo:padding-bottom="0cm" fo:border-left="0.5pt dotted #000000" fo:border-right="0.5pt solid #000000" fo:border-top="0.5pt solid #000000" fo:border-bottom="0.5pt dotted #000000" style:writing-mode="lr-tb"/>
    </style:style>
    <style:style style:name="表格1.A3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3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4" style:family="table-cell">
      <style:table-cell-properties style:vertical-align="middle"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4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C4" style:family="table-cell">
      <style:table-cell-properties style:vertical-align="middle"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5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5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C5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D5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E5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B6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B7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8" style:family="table-cell">
      <style:table-cell-properties style:vertical-align="middle" fo:padding-left="0.191cm" fo:padding-right="0.191cm" fo:padding-top="0cm" fo:padding-bottom="0cm" fo:border-left="0.5pt solid #000000" fo:border-right="0.5pt dotted #000000" fo:border-top="0.5pt dotted #000000" fo:border-bottom="0.5pt solid #000000" style:writing-mode="lr-tb"/>
    </style:style>
    <style:style style:name="表格1.B8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solid #000000" style:writing-mode="lr-tb"/>
    </style:style>
    <style:style style:name="表格1.A10" style:family="table-cell">
      <style:table-cell-properties fo:padding-left="0.191cm" fo:padding-right="0.191cm" fo:padding-top="0cm" fo:padding-bottom="0cm" fo:border-left="0.5pt solid #000000" fo:border-right="0.5pt dotted #000000" fo:border-top="0.5pt solid #000000" fo:border-bottom="0.5pt dotted #000000" style:writing-mode="lr-tb"/>
    </style:style>
    <style:style style:name="表格1.B10" style:family="table-cell">
      <style:table-cell-properties fo:padding-left="0.191cm" fo:padding-right="0.191cm" fo:padding-top="0cm" fo:padding-bottom="0cm" fo:border-left="0.5pt dotted #000000" fo:border-right="0.5pt solid #000000" fo:border-top="0.5pt solid #000000" fo:border-bottom="0.5pt dotted #000000" style:writing-mode="lr-tb"/>
    </style:style>
    <style:style style:name="表格1.A11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11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12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12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13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13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14" style:family="table-row">
      <style:table-row-properties style:min-row-height="2.399cm" fo:keep-together="auto"/>
    </style:style>
    <style:style style:name="表格1.B14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B15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solid #000000" style:writing-mode="lr-tb"/>
    </style:style>
    <style:style style:name="表格1.B16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 loext:word-spacing-minimum="75%" loext:word-spacing-maximum="133%"/>
      <style:text-properties style:font-name="微软雅黑" fo:font-size="28pt" fo:font-weight="bold" style:font-name-asian="微软雅黑1" style:font-size-asian="28pt" style:font-weight-asian="bold"/>
    </style:style>
    <style:style style:name="P2" style:family="paragraph" style:parent-style-name="Standard">
      <style:paragraph-properties fo:text-align="center" style:justify-single-word="false" loext:word-spacing-minimum="75%" loext:word-spacing-maximum="133%"/>
    </style:style>
    <style:style style:name="P3" style:family="paragraph" style:parent-style-name="Standard">
      <style:paragraph-properties fo:text-align="center" style:justify-single-word="false" loext:word-spacing-minimum="75%" loext:word-spacing-maximum="133%"/>
      <style:text-properties style:font-name="微软雅黑" fo:font-size="16pt" style:font-name-asian="微软雅黑1" style:font-size-asian="16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loext:word-spacing-minimum="75%" loext:word-spacing-maximum="133%"/>
      <style:text-properties style:font-name="Calibri1" fo:font-size="10.5pt" fo:language="en" fo:country="US" style:letter-kerning="true" style:font-name-asian="宋体1" style:font-size-asian="10.5pt" style:language-asian="zh" style:country-asian="CN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/>
      <style:text-properties style:font-name="微软雅黑" fo:font-size="12pt" fo:language="en" fo:country="US" style:letter-kerning="true" style:font-name-asian="微软雅黑1" style:font-size-asian="12pt" style:language-asian="zh" style:country-asian="CN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/>
      <style:text-properties style:font-name="微软雅黑" fo:font-size="12pt" fo:language="en" fo:country="US" officeooo:rsid="000b512d" officeooo:paragraph-rsid="000b512d" style:letter-kerning="true" style:font-name-asian="微软雅黑1" style:font-size-asian="12pt" style:language-asian="zh" style:country-asian="CN" style:font-size-complex="12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loext:word-spacing-minimum="75%" loext:word-spacing-maximum="133%"/>
      <style:text-properties style:font-name="微软雅黑" fo:font-size="12pt" fo:language="en" fo:country="US" style:letter-kerning="true" style:font-name-asian="微软雅黑1" style:font-size-asian="12pt" style:language-asian="zh" style:country-asian="CN" style:font-size-complex="12pt" style:language-complex="ar" style:country-complex="SA"/>
    </style:style>
    <style:style style:name="P8" style:family="paragraph" style:parent-style-name="Normal_20__28_Web_29_">
      <loext:graphic-properties draw:fill="solid" draw:fill-color="#ffffff"/>
      <style:paragraph-properties fo:margin-top="0.55cm" fo:margin-bottom="0cm" style:contextual-spacing="false" fo:text-align="center" style:justify-single-word="false" fo:background-color="#ffffff" loext:word-spacing-minimum="75%" loext:word-spacing-maximum="133%"/>
      <style:text-properties fo:language="en" fo:country="US" style:language-asian="zh" style:country-asian="CN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/>
      <style:text-properties fo:color="#bebebe" loext:opacity="100%" style:font-name="微软雅黑" fo:font-size="12pt" fo:language="en" fo:country="US" fo:font-style="italic" style:letter-kerning="false" style:font-name-asian="微软雅黑1" style:font-size-asian="12pt" style:language-asian="zh" style:country-asian="CN" style:font-style-asian="italic" style:font-name-complex="宋体1" style:font-size-complex="12pt" style:language-complex="ar" style:country-complex="SA" style:font-style-complex="italic" style:script-type="asian"/>
    </style:style>
    <style:style style:name="P10" style:family="paragraph" style:parent-style-name="Standard">
      <style:paragraph-properties fo:margin-top="0cm" fo:margin-bottom="0cm" style:contextual-spacing="false"/>
      <style:text-properties style:font-name="微软雅黑" fo:font-size="12pt" fo:language="en" fo:country="US" style:letter-kerning="true" style:font-name-asian="微软雅黑1" style:font-size-asian="12pt" style:language-asian="zh" style:country-asian="CN" style:font-size-complex="12pt" style:language-complex="ar" style:country-complex="SA" style:script-type="asian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loext:word-spacing-minimum="75%" loext:word-spacing-maximum="133%"/>
      <style:text-properties style:font-name="微软雅黑" fo:font-size="12pt" fo:language="en" fo:country="US" fo:font-weight="bold" style:letter-kerning="true" style:font-name-asian="微软雅黑1" style:font-size-asian="12pt" style:language-asian="zh" style:country-asian="CN" style:font-weight-asian="bold" style:font-size-complex="11pt" style:language-complex="ar" style:country-complex="SA" style:script-type="asian"/>
    </style:style>
    <style:style style:name="P12" style:family="paragraph" style:parent-style-name="Standard">
      <style:text-properties style:font-name="微软雅黑" fo:font-size="16pt" fo:font-weight="bold" style:font-name-asian="微软雅黑1" style:font-size-asian="16pt" style:font-weight-asian="bold"/>
    </style:style>
    <style:style style:name="T1" style:family="text">
      <style:text-properties style:font-name="微软雅黑" fo:font-size="28pt" fo:font-weight="bold" style:font-name-asian="微软雅黑1" style:font-size-asian="28pt" style:font-weight-asian="bold"/>
    </style:style>
    <style:style style:name="T2" style:family="text">
      <style:text-properties style:font-name="微软雅黑" fo:font-size="28pt" fo:font-weight="bold" style:font-name-asian="微软雅黑1" style:font-size-asian="28pt" style:font-weight-asian="bold" style:script-type="asian"/>
    </style:style>
    <style:style style:name="T3" style:family="text">
      <style:text-properties style:font-name="微软雅黑" fo:font-size="12pt" fo:font-weight="bold" style:font-name-asian="微软雅黑1" style:font-size-asian="12pt" style:font-weight-asian="bold" style:font-size-complex="12pt"/>
    </style:style>
    <style:style style:name="T4" style:family="text">
      <style:text-properties style:font-name="微软雅黑" fo:font-size="12pt" fo:font-weight="bold" style:font-name-asian="微软雅黑1" style:font-size-asian="12pt" style:font-weight-asian="bold" style:font-size-complex="12pt" style:script-type="asian"/>
    </style:style>
    <style:style style:name="T5" style:family="text">
      <style:text-properties fo:color="#000000" loext:opacity="100%" style:font-name="微软雅黑" fo:font-size="12pt" fo:font-weight="bold" style:font-name-asian="微软雅黑1" style:font-size-asian="12pt" style:font-weight-asian="bold" style:font-size-complex="12pt" style:font-weight-complex="bold">
        <loext:char-complex-color loext:theme-type="dark1" loext:color-type="theme"/>
      </style:text-properties>
    </style:style>
    <style:style style:name="T6" style:family="text">
      <style:text-properties fo:color="#808080" loext:opacity="100%" style:font-name="微软雅黑" fo:font-size="12pt" fo:font-style="italic" style:font-name-asian="微软雅黑1" style:font-size-asian="12pt" style:font-style-asian="italic" style:font-size-complex="12pt">
        <loext:char-complex-color loext:theme-type="light1" loext:color-type="theme">
          <loext:transformation loext:type="shade" loext:value="4980"/>
        </loext:char-complex-color>
      </style:text-properties>
    </style:style>
    <style:style style:name="T7" style:family="text">
      <style:text-properties fo:color="#808080" loext:opacity="100%" style:font-name="微软雅黑" fo:font-size="12pt" fo:font-style="italic" style:font-name-asian="微软雅黑1" style:font-size-asian="12pt" style:font-style-asian="italic" style:font-size-complex="12pt" style:script-type="asian">
        <loext:char-complex-color loext:theme-type="light1" loext:color-type="theme">
          <loext:transformation loext:type="shade" loext:value="4980"/>
        </loext:char-complex-color>
      </style:text-properties>
    </style:style>
    <style:style style:name="T8" style:family="text">
      <style:text-properties fo:color="#000000" loext:opacity="100%" style:font-name="微软雅黑" fo:font-size="12pt" fo:font-weight="bold" style:font-name-asian="微软雅黑1" style:font-size-asian="12pt" style:font-weight-asian="bold" style:font-size-complex="12pt" style:font-weight-complex="bold" style:script-type="asian">
        <loext:char-complex-color loext:theme-type="dark1" loext:color-type="theme"/>
      </style:text-properties>
    </style:style>
    <style:style style:name="T9" style:family="text">
      <style:text-properties officeooo:rsid="000b512d"/>
    </style:style>
    <style:style style:name="T10" style:family="text">
      <style:text-properties fo:color="#000000" loext:opacity="100%" style:font-name="微软雅黑" fo:font-weight="bold" style:font-name-asian="微软雅黑1" style:font-weight-asian="bold" style:font-weight-complex="bold">
        <loext:char-complex-color loext:theme-type="dark1" loext:color-type="theme"/>
      </style:text-properties>
    </style:style>
    <style:style style:name="T11" style:family="text">
      <style:text-properties style:font-name="微软雅黑" fo:font-size="12pt" fo:font-weight="bold" style:font-name-asian="微软雅黑1" style:font-size-asian="12pt" style:font-weight-asian="bold" style:font-size-complex="12pt" style:font-weight-complex="bold" style:script-type="asian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-content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_Hlk176883826"/></text:p>
      <text:p text:style-name="P1" loext:marker-style-name="T1"/>
      <text:p text:style-name="P1" loext:marker-style-name="T1"/>
      <text:p text:style-name="P2" loext:marker-style-name="T1"><text:span text:style-name="T1">第</text:span><text:span text:style-name="T2">十</text:span><text:span text:style-name="T1">届华为ICT大赛中国创新赛</text:span><text:bookmark-end text:name="_Hlk176883826"/></text:p>
      <text:p text:style-name="P2" loext:marker-style-name="T1"><text:span text:style-name="T2">作品信息收集表</text:span><text:span text:style-name="T2"/></text:p>
      <text:p text:style-name="P3"><draw:frame draw:style-name="fr1" draw:name="框架1" text:anchor-type="paragraph" svg:x="-2.028cm" svg:y="-0.102cm" svg:width="18.754cm" draw:z-index="1" loext:may-break-between-pages="true"><draw:text-box fo:min-height="0.041cm"><table:table table:name="表格1" table:style-name="表格1"><table:table-column table:style-name="表格1.A"/><table:table-column table:style-name="表格1.B"/><table:table-column table:style-name="表格1.C"/><table:table-column table:style-name="表格1.D"/><table:table-column table:style-name="表格1.E"/><table:table-row table:style-name="表格1.1"><table:table-cell table:style-name="表格1.A1" table:number-columns-spanned="5" office:value-type="string"><text:p text:style-name="P4" loext:marker-style-name="T3"><text:span text:style-name="T4">参赛队伍基础信息</text:span></text:p></table:table-cell><table:covered-table-cell/><table:covered-table-cell/><table:covered-table-cell/><table:covered-table-cell/></table:table-row><table:table-row table:style-name="表格1.1"><table:table-cell table:style-name="表格1.A2" office:value-type="string"><text:p text:style-name="P4" loext:marker-style-name="T3"><text:span text:style-name="T3">学校名称</text:span></text:p></table:table-cell><table:table-cell table:style-name="表格1.B2" table:number-columns-spanned="4" office:value-type="string"><text:p text:style-name="P5">南京邮电大学</text:p></table:table-cell><table:covered-table-cell/><table:covered-table-cell/><table:covered-table-cell/></table:table-row><table:table-row table:style-name="表格1.1"><table:table-cell table:style-name="表格1.A3" office:value-type="string"><text:p text:style-name="P4" loext:marker-style-name="T3"><text:span text:style-name="T3">队伍名称</text:span></text:p></table:table-cell><table:table-cell table:style-name="表格1.B3" table:number-columns-spanned="4" office:value-type="string"><text:p text:style-name="P6">堂堂正正复活</text:p></table:table-cell><table:covered-table-cell/><table:covered-table-cell/><table:covered-table-cell/></table:table-row><table:table-row table:style-name="表格1.1"><table:table-cell table:style-name="表格1.A4" table:number-rows-spanned="2" office:value-type="string"><text:p text:style-name="P4" loext:marker-style-name="T3"><text:span text:style-name="T5">队伍成员</text:span></text:p></table:table-cell><table:table-cell table:style-name="表格1.B4" office:value-type="string"><text:p text:style-name="P4" loext:marker-style-name="T3"><text:span text:style-name="T3">指导老师</text:span><text:span text:style-name="T6">（</text:span><text:span text:style-name="T7">1人</text:span><text:span text:style-name="T6">）</text:span></text:p></table:table-cell><table:table-cell table:style-name="表格1.C4" table:number-columns-spanned="3" office:value-type="string"><text:p text:style-name="P4"><text:span text:style-name="T3">队员姓名</text:span><text:span text:style-name="T6">（</text:span><text:span text:style-name="T7">不超过</text:span><text:span text:style-name="T6">3人）</text:span></text:p></table:table-cell><table:covered-table-cell/><table:covered-table-cell/></table:table-row><table:table-row table:style-name="表格1.1"><table:covered-table-cell table:style-name="表格1.A5"/><table:table-cell table:style-name="表格1.B5" office:value-type="string"><text:p text:style-name="P7">肖健</text:p></table:table-cell><table:table-cell table:style-name="表格1.C5" office:value-type="string"><text:p text:style-name="P7">喻清源</text:p></table:table-cell><table:table-cell table:style-name="表格1.D5" office:value-type="string"><text:p text:style-name="P7">赵子越</text:p></table:table-cell><table:table-cell table:style-name="表格1.E5" office:value-type="string"><text:p text:style-name="P7">俞晓言</text:p></table:table-cell></table:table-row><table:table-row table:style-name="表格1.1"><table:table-cell table:style-name="表格1.A4" office:value-type="string"><text:p text:style-name="P4" loext:marker-style-name="T3"><text:span text:style-name="T8">队长</text:span><text:span text:style-name="T5">联系电话</text:span></text:p></table:table-cell><table:table-cell table:style-name="表格1.B6" table:number-columns-spanned="4" office:value-type="string"><text:p text:style-name="P6">13951673260</text:p></table:table-cell><table:covered-table-cell/><table:covered-table-cell/><table:covered-table-cell/></table:table-row><table:table-row table:style-name="表格1.1"><table:table-cell table:style-name="表格1.A4" office:value-type="string"><text:p text:style-name="P4" loext:marker-style-name="T3"><text:span text:style-name="T8">队长</text:span><text:span text:style-name="T5">联系邮箱</text:span></text:p></table:table-cell><table:table-cell table:style-name="表格1.B7" table:number-columns-spanned="4" office:value-type="string"><text:p text:style-name="P5">ioriakatsuki<text:span text:style-name="T9">427@gmail.com</text:span></text:p></table:table-cell><table:covered-table-cell/><table:covered-table-cell/><table:covered-table-cell/></table:table-row><table:table-row table:style-name="表格1.1"><table:table-cell table:style-name="表格1.A8" office:value-type="string"><text:p text:style-name="P8" loext:marker-style-name="T10"><text:span text:style-name="T10">团队合照</text:span></text:p></table:table-cell><table:table-cell table:style-name="表格1.B8" table:number-columns-spanned="4" office:value-type="string"><text:p text:style-name="P9">请提供1张2M左右的团队合照</text:p><text:p text:style-name="P5"/><text:p text:style-name="P5"/><text:p text:style-name="P5"/><text:p text:style-name="P5"/><text:p text:style-name="P5"/></table:table-cell><table:covered-table-cell/><table:covered-table-cell/><table:covered-table-cell/></table:table-row><table:table-row table:style-name="表格1.1"><table:table-cell table:style-name="表格1.A1" table:number-columns-spanned="5" office:value-type="string"><text:p text:style-name="P4" loext:marker-style-name="T3"><text:span text:style-name="T4">参赛作品简介</text:span></text:p></table:table-cell><table:covered-table-cell/><table:covered-table-cell/><table:covered-table-cell/><table:covered-table-cell/></table:table-row><table:table-row table:style-name="表格1.1"><table:table-cell table:style-name="表格1.A10" office:value-type="string"><text:p text:style-name="P4" loext:marker-style-name="T3"><text:span text:style-name="T11">赛题</text:span></text:p></table:table-cell><table:table-cell table:style-name="表格1.B10" table:number-columns-spanned="4" office:value-type="string"><text:p text:style-name="P10">赛题1：基于昇思MindSpore打造AI创新应用</text:p></table:table-cell><table:covered-table-cell/><table:covered-table-cell/><table:covered-table-cell/></table:table-row><table:table-row table:style-name="表格1.1"><table:table-cell table:style-name="表格1.A11" office:value-type="string"><text:p text:style-name="P4" loext:marker-style-name="T3"><text:span text:style-name="T4">作品</text:span><text:span text:style-name="T3">名称</text:span></text:p></table:table-cell><table:table-cell table:style-name="表格1.B11" table:number-columns-spanned="4" office:value-type="string"><text:p text:style-name="Standard">基于Ascend AI的智能激光视觉分拣系统</text:p></table:table-cell><table:covered-table-cell/><table:covered-table-cell/><table:covered-table-cell/></table:table-row><table:table-row table:style-name="表格1.1"><table:table-cell table:style-name="表格1.A12" office:value-type="string"><text:p text:style-name="P4" loext:marker-style-name="T3"><text:span text:style-name="T4">应用</text:span><text:span text:style-name="T3">领域</text:span></text:p></table:table-cell><table:table-cell table:style-name="表格1.B12" table:number-columns-spanned="4" office:value-type="string"><text:p text:style-name="Standard">智能制造、电子元器件检测与分拣、工业安全监控</text:p></table:table-cell><table:covered-table-cell/><table:covered-table-cell/><table:covered-table-cell/></table:table-row><table:table-row table:style-name="表格1.1"><table:table-cell table:style-name="表格1.A13" office:value-type="string"><text:p text:style-name="P4" loext:marker-style-name="T3"><text:span text:style-name="T4">应用技术</text:span></text:p></table:table-cell><table:table-cell table:style-name="表格1.B13" table:number-columns-spanned="4" office:value-type="string"><text:p text:style-name="Standard">1. 昇腾CANN (Ascend Computing Architecture for Neural Networks)</text:p><text:p text:style-name="Standard">2. YOLOv8物体检测模型（转换为Ascend OM格式）</text:p><text:p text:style-name="Standard">3. RealSense D435深度相机技术</text:p><text:p text:style-name="Standard">4. 激光振镜精确控制系统</text:p><text:p text:style-name="Standard">5. MediaPipe手部姿态检测</text:p></table:table-cell><table:covered-table-cell/><table:covered-table-cell/><table:covered-table-cell/></table:table-row><table:table-row table:style-name="表格1.14"><table:table-cell table:style-name="表格1.A4" office:value-type="string"><text:p text:style-name="P4" loext:marker-style-name="T3"><text:span text:style-name="T3">作品</text:span><text:span text:style-name="T4">介绍</text:span></text:p></table:table-cell><table:table-cell table:style-name="表格1.B14" table:number-columns-spanned="4" office:value-type="string"><text:p text:style-name="Standard">在电子制造业中，元器件识别、分拣和定位是关键环节。传统人工分拣效率低、易出错，传统机械臂抓取系统成本高、灵活性差。同时，涉及激光设备的人机协作安全问题日益突出。</text:p><text:p text:style-name="Standard"/><text:p text:style-name="Standard">本作品针对这些痛点，开发了一套基于Ascend AI和激光振镜的智能视觉分拣系统。系统集成了三大核心功能：(1)高精度物体检测：利用Ascend 310B NPU加速的YOLOv8模型，实现61类电子元器件的实时检测，识别准确率达92%以上；(2)激光精准标注：通过激光振镜系统直接在工件上投射标识，替代传统机械抓取，响应速度提升10倍；(3)安全防护机制：实时监控作业人员手部位置，当检测到危险接近(&lt;300mm)时自动禁用激光，确保人机协作安全。</text:p><text:p text:style-name="Standard"/><text:p text:style-name="Standard">该方案可广泛应用于电子制造、仓储物流、医药分拣等领域，预期降低人工成本60%，提升分拣效率300%，同时显著提升作业安全性。</text:p></table:table-cell><table:covered-table-cell/><table:covered-table-cell/><table:covered-table-cell/></table:table-row><table:table-row table:style-name="表格1.14"><table:table-cell table:style-name="表格1.A8" office:value-type="string"><text:p text:style-name="P4" loext:marker-style-name="T3"><text:span text:style-name="T4">技术方案介绍</text:span></text:p></table:table-cell><table:table-cell table:style-name="表格1.B15" table:number-columns-spanned="4" office:value-type="string"><text:p text:style-name="Standard">在电子制造业中，元器件识别、分拣和定位是关键环节。传统人工分拣效率低、易出错，传统机械臂抓取系统成本高、灵活性差。同时，涉及激光设备的人机协作安全问题日益突出。</text:p><text:p text:style-name="Standard"/><text:p text:style-name="Standard">本作品针对这些痛点，开发了一套基于Ascend AI和激光振镜的智能视觉分拣系统。系统集成了三大核心功能：(1)高精度物体检测：利用Ascend 310B NPU加速的YOLOv8模型，实现61类电子元器件的实时检测，识别准确率达92%以上；(2)激光精准标注：通过激光振镜系统直接在工件上投射标识，替代传统机械抓取，响应速度提升10倍；(3)安全防护机制：实时监控作业人员手部位置，当检测到危险接近(&lt;300mm)时自动禁用激光，确保人机协作安全。</text:p><text:p text:style-name="Standard"/><text:p text:style-name="Standard">该方案可广泛应用于电子制造、仓储物流、医药分拣等领域，预期降低人工成本60%，提升分拣效率300%，同时显著提升作业安全性。</text:p></table:table-cell><table:covered-table-cell/><table:covered-table-cell/><table:covered-table-cell/></table:table-row><table:table-row table:style-name="表格1.14"><table:table-cell table:style-name="表格1.A8" office:value-type="string"><text:p text:style-name="P11">作品展示</text:p></table:table-cell><table:table-cell table:style-name="表格1.B16" table:number-columns-spanned="4" office:value-type="string"><text:p text:style-name="Standard">【展示内容】</text:p><text:p text:style-name="Standard"/><text:p text:style-name="Standard">1. 演示视频(3-5分钟)：展示系统启动、物体检测、激光标注、手部安全防护触发、标定流程全过程</text:p><text:p text:style-name="Standard"/><text:p text:style-name="Standard">2. 系统截图：WebUI实时监控界面、61类元器件检测效果图、激光打框现场图、手部检测与深度可视化、标定板和标定结果</text:p><text:p text:style-name="Standard"/><text:p text:style-name="Standard">3. 技术文档：完整的系统架构图、数据流程图、坐标转换示意图、串口协议格式图</text:p><text:p text:style-name="Standard"/><text:p text:style-name="Standard">4. 开源代码：GitHub/Gitee完整代码仓库，包含README文档、部署指南和快速开始教程</text:p><text:p text:style-name="Standard"/><text:p text:style-name="Standard">5. 现场照片：硬件系统全景(香橙派AI Pro + RealSense D435 + 激光振镜控制器)、实际应用场景</text:p><text:p text:style-name="Standard"/><text:p text:style-name="Standard">【技术对比】</text:p><text:p text:style-name="Standard">响应时间：传统2-5秒→本作品0.5秒(提升10倍)</text:p><text:p text:style-name="Standard">定位精度：传统5mm→本作品&lt;1mm(提升5倍)</text:p><text:p text:style-name="Standard">成本：传统15万+→本作品3万-(降低80%)</text:p><text:p text:style-name="Standard">安全防护：传统被动隔离→本作品主动监控(质的飞跃)</text:p></table:table-cell><table:covered-table-cell/><table:covered-table-cell/><table:covered-table-cell/></table:table-row></table:table></draw:text-box></draw:frame><text:bookmark text:name="_GoBack"/><text:soft-page-break/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宋体" svg:font-family="宋体" style:font-family-generic="roman" style:font-pitch="variable"/>
    <style:font-face style:name="宋体1" svg:font-family="宋体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.5pt" fo:language="en" fo:country="US" style:letter-kerning="true" style:font-name-asian="宋体1" style:font-size-asian="10.5pt" style:language-asian="zh" style:country-asian="CN" style:font-name-complex="Noto Sans CJK S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Calibri" fo:font-size="10.5pt" fo:language="en" fo:country="US" style:letter-kerning="true" style:font-name-asian="宋体1" style:font-size-asian="10.5pt" style:language-asian="zh" style:country-asian="CN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style:writing-mode="lr-tb" loext:word-spacing-minimum="75%" loext:word-spacing-maximum="133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页眉_20_字符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 loext:word-spacing-minimum="75%" loext:word-spacing-maximum="133%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loext:linked-style-name="页脚_20_字符" style:class="extra">
      <style:paragraph-properties fo:text-align="start" style:justify-single-word="false" style:snap-to-layout-grid="false" loext:word-spacing-minimum="75%" loext:word-spacing-maximum="133%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loext:linked-style-name="批注框文本_20_字符">
      <style:text-properties fo:font-size="9pt" style:font-size-asian="9pt" style:font-size-complex="9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1pt" style:letter-kerning="false" style:font-size-asian="11pt"/>
    </style:style>
    <style:style style:name="List_20_Paragraph" style:display-name="List Paragraph" style:family="paragraph" style:parent-style-name="Standard">
      <style:paragraph-properties fo:margin-top="0.494cm" fo:margin-bottom="0.494cm" style:contextual-spacing="false" fo:text-align="start" style:justify-single-word="false" fo:orphans="2" fo:widows="2" loext:word-spacing-minimum="75%" loext:word-spacing-maximum="133%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 fo:orphans="2" fo:widows="2" loext:word-spacing-minimum="75%" loext:word-spacing-maximum="133%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p" style:family="paragraph" style:parent-style-name="Standard">
      <style:paragraph-properties fo:margin-top="0.494cm" fo:margin-bottom="0.494cm" style:contextual-spacing="false" fo:text-align="start" style:justify-single-word="false" fo:orphans="2" fo:widows="2" loext:word-spacing-minimum="75%" loext:word-spacing-maximum="133%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 loext:linked-style-name="Balloon_20_Text">
      <style:text-properties fo:font-size="9pt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apple-converted-space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1" fo:font-family="Calibri" style:font-family-generic="swiss" style:font-pitch="variable"/>
    </style:style>
    <style:style style:name="ListLabel_20_65" style:display-name="ListLabel 65" style:family="text">
      <style:text-properties style:font-name="Calibri1" fo:font-family="Calibri" style:font-family-generic="swiss" style:font-pitch="variable"/>
    </style:style>
    <style:style style:name="ListLabel_20_66" style:display-name="ListLabel 66" style:family="text">
      <style:text-properties style:font-name="Calibri1" fo:font-family="Calibri" style:font-family-generic="swiss" style:font-pitch="variable"/>
    </style:style>
    <style:style style:name="ListLabel_20_67" style:display-name="ListLabel 67" style:family="text">
      <style:text-properties style:font-name="Calibri1" fo:font-family="Calibri" style:font-family-generic="swiss" style:font-pitch="variable"/>
    </style:style>
    <style:style style:name="ListLabel_20_68" style:display-name="ListLabel 68" style:family="text">
      <style:text-properties style:font-name="Calibri1" fo:font-family="Calibri" style:font-family-generic="swiss" style:font-pitch="variable"/>
    </style:style>
    <style:style style:name="ListLabel_20_69" style:display-name="ListLabel 69" style:family="text">
      <style:text-properties style:font-name="Calibri1" fo:font-family="Calibri" style:font-family-generic="swiss" style:font-pitch="variable"/>
    </style:style>
    <style:style style:name="ListLabel_20_70" style:display-name="ListLabel 70" style:family="text">
      <style:text-properties style:font-name="Calibri1" fo:font-family="Calibri" style:font-family-generic="swiss" style:font-pitch="variable"/>
    </style:style>
    <style:style style:name="ListLabel_20_71" style:display-name="ListLabel 71" style:family="text">
      <style:text-properties style:font-name="Calibri1" fo:font-family="Calibri" style:font-family-generic="swiss" style:font-pitch="variable"/>
    </style:style>
    <style:style style:name="ListLabel_20_72" style:display-name="ListLabel 72" style:family="text">
      <style:text-properties style:font-name="Calibri1" fo:font-family="Calibri" style:font-family-generic="swiss" style:font-pitch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）" style:num-suffix="）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text:style-name="ListLabel_20_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text:style-name="ListLabel_20_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、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ListLabel_20_59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ListLabel_20_62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/>
      </text:list-level-style-bullet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/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/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/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/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/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、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ListLabel_20_77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ListLabel_20_80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75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39cm" fo:margin-left="0cm" fo:margin-right="0cm" fo:margin-bottom="0.938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chenike-Pc</meta:initial-creator>
    <meta:editing-cycles>5</meta:editing-cycles>
    <meta:creation-date>2025-08-19T08:31:00</meta:creation-date>
    <dc:date>2025-12-07T12:12:53.555915020</dc:date>
    <meta:editing-duration>PT10H52M18S</meta:editing-duration>
    <meta:generator>LibreOffice/25.8.3.2$Linux_X86_64 LibreOffice_project/580$Build-2</meta:generator>
    <meta:document-statistic meta:table-count="1" meta:image-count="0" meta:object-count="0" meta:page-count="3" meta:paragraph-count="53" meta:word-count="1188" meta:character-count="1496" meta:non-whitespace-character-count="1465"/>
    <meta:user-defined meta:name="AppVersion">16.0000</meta:user-defined>
    <meta:user-defined meta:name="GrammarlyDocumentId">2abf1b5a5f8821cdad46ec475ad219051bace7e2ac2ff1f51bf37db2051dcf5f</meta:user-defined>
    <meta:user-defined meta:name="_2015_ms_pID_725343">(3)Bvt6jFChEXHyJ5QvBog+SZGctrnaVexf2GtFXlj1AbQPyqXbx68KA1FdhVmzq09HcfZbcmf5
QriPidnXK7VrRVZFfvkSOSsXwC72drvjog1k8eLOoEF2L7SYv73rXssCg7GcLQtwlocJrAuG
euV73Vtk0mU8+4i1EUbzaWVP8zrLe+JKUbYC+An4oFp2MAFcxdb+WOAp45CI10OHFKaZlmgD
V3l2GJb8MKslS56JAJ</meta:user-defined>
    <meta:user-defined meta:name="_2015_ms_pID_7253431">hKNq/aWlIvwbk/9uK4yVAXRrrE+vxvLX4Noky9txoc5lGite42qLuy
Lt23h5yONVagJVwiOp80jmAm8Mj9oaiudQUkoYDtPLP/9dYNr5YEO/EISQ0/W179j5LLqvk6
ytAG8To/4oqCn2TwWSKy8OIyYE8gr3/tyifSOZlDZ36I3E/0TWdIeL2NUbVTXsOlO/N1qpHV
qfWbRk3mB/6Bg8qATmOrhaUIkGDQn/kOvloQ</meta:user-defined>
    <meta:user-defined meta:name="_2015_ms_pID_7253432" meta:value-type="string">1Yhdipun6TLLTiY+lOyMmQE=</meta:user-defined>
    <meta:user-defined meta:name="_change" meta:value-type="string"/>
    <meta:user-defined meta:name="_full-control" meta:value-type="string"/>
    <meta:user-defined meta:name="_readonly" meta:value-type="string"/>
    <meta:user-defined meta:name="sflag" meta:value-type="string">1757491019</meta:user-defined>
    <meta:template xlink:type="simple" xlink:actuate="onRequest" xlink:title="Normal.dotm" xlink:href=""/>
  </office:meta>
</office:document-meta>
</file>